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228B2F1CC03D515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061cm" svg:height="18.061cm" svg:x="1.469cm" svg:y="5.819cm">
          <draw:image xlink:href="Pictures/100000010000020000000200228B2F1CC03D5158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document-statistic meta:object-count="1"/>
    <meta:generator>LibreOffice/7.3.7.2$Linux_X86_64 LibreOffice_project/30$Build-2</meta:generator>
  </office:meta>
</office:document-meta>
</file>